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Inconsolata1" svg:font-family="Inconsolat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Standard" style:master-page-name="Standard">
      <style:paragraph-properties fo:margin-left="0in" fo:margin-right="0in" fo:text-indent="0.5in" style:auto-text-indent="false" style:page-number="1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Inconsolata" style:font-name-asian="Inconsolata1" style:font-name-complex="Inconsolata1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Heading_20_2">
      <style:paragraph-properties fo:margin-left="0in" fo:margin-right="0in" fo:text-indent="0.5in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style:font-name="Consolas" fo:font-size="10pt" style:text-underline-style="solid" style:text-underline-width="auto" style:text-underline-color="font-color" fo:background-color="#d9d9d9" loext:char-shading-value="0" style:font-name-asian="Consolas1" style:font-size-asian="10pt" style:font-name-complex="Consolas1" style:font-size-complex="10pt"/>
    </style:style>
    <style:style style:name="T5" style:family="text">
      <style:text-properties fo:color="#1155cc" style:font-name="Consolas" style:text-underline-style="solid" style:text-underline-width="auto" style:text-underline-color="font-color" fo:background-color="#d9d9d9" loext:char-shading-value="0" style:font-name-asian="Consolas1" style:font-name-complex="Consolas1"/>
    </style:style>
    <style:style style:name="T6" style:family="text">
      <style:text-properties fo:font-weight="bold" style:font-weight-asian="bold"/>
    </style:style>
    <style:style style:name="T7" style:family="text">
      <style:text-properties fo:color="#ff0000"/>
    </style:style>
    <style:style style:name="T8" style:family="text">
      <style:text-properties style:font-name="Consolas" fo:font-size="10pt" fo:background-color="#d9d9d9" loext:char-shading-value="0" style:font-name-asian="Consolas1" style:font-size-asian="10pt" style:font-name-complex="Consolas1" style:font-size-complex="10pt"/>
    </style:style>
    <style:style style:name="T9" style:family="text">
      <style:text-properties style:font-name="Consolas" fo:background-color="#d9d9d9" loext:char-shading-value="0" style:font-name-asian="Consolas1" style:font-name-complex="Consolas1"/>
    </style:style>
    <style:style style:name="T10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Тестовое задание для Python разработчика </text:span><text:span text:style-name="T2"><text:line-break/></text:span></text:p>
      <text:p text:style-name="P3">Для решения можно использовать любой из следующих фреймворков: (Django, Tornado, Flask, Pyramid, Falcon, AioHTTP, Sanic).</text:p>
      <text:p text:style-name="P1"><text:line-break/><text:tab/>Выбранных вами библиотек может не быть на компьютере проверяющего, поэтому укажите все зависимости в отдельном файле. Если вы достаточно хорошо знакомы с Docker, то можете написать Dockerfile к вашему приложению, docker-compose конфигурационный файл и упаковать все необходимое в контейнеры, где все уже будет установлено, а ваш код собран и готов к запуску. Это идеальный вариант.</text:p>
      <text:p text:style-name="P1"/>
      <text:p text:style-name="P3">После проверки задания мы обязательно сообщим вам о нашем решении. Код тестового задания не планируется использовать в коммерческих целях. </text:p>
      <text:p text:style-name="P9"><text:bookmark text:name="_njgtqq45axls"/><text:span text:style-name="T1">Описание</text:span></text:p>
      <text:p text:style-name="P3">Необходимо создать приложение, которое будет периодически парсить главную страницу <text:a xlink:type="simple" xlink:href="https://news.ycombinator.com" text:style-name="ListLabel_20_10" text:visited-style-name="ListLabel_20_10"><text:span text:style-name="T3">Hacker News</text:span></text:a>, вытягивая из нее список постов и сохраняя в базу данных.</text:p>
      <text:p text:style-name="P1">А еще приложение должно иметь HTTP API с всего одним методом (<text:span text:style-name="T6">GET</text:span> <text:span text:style-name="T7">/posts</text:span>), с помощью которого можно будет получить список всех доступных (собранных) новостей.</text:p>
      <text:p text:style-name="P3">По каждой новости необходимо иметь заголовок и URL, а также время, когда она была сохранена в БД. Достаточно сохранять только 30 новостей и приходить за новыми через определенный интервал времени, либо по-требованию.</text:p>
      <text:p text:style-name="Standard"/>
      <text:p text:style-name="Standard">API метод для получения списка новостей на запрос: </text:p>
      <text:p text:style-name="P5"><text:span text:style-name="T8">curl -X GET </text:span><text:a xlink:type="simple" xlink:href="http://localhost:8000/posts" text:style-name="ListLabel_20_11" text:visited-style-name="ListLabel_20_11"><text:span text:style-name="T4">http://localhost:8000/posts</text:span></text:a></text:p>
      <text:p text:style-name="Standard"/>
      <text:p text:style-name="Standard">Результат список новостей в формате JSON</text:p>
      <text:p text:style-name="P5"><text:span text:style-name="T8">[<text:line-break/> <text:s/>{"id": 1, "title": "Announcing Rust 1.33.0", "url": "</text:span><text:a xlink:type="simple" xlink:href="https://example.com" text:style-name="ListLabel_20_11" text:visited-style-name="ListLabel_20_11"><text:span text:style-name="T4">https://example.com</text:span></text:a><text:span text:style-name="T8">", "created": "ISO 8601"},<text:line-break/> <text:s/>{"id": 2, "title": "Redesigning GitHub Repository Page", "url": "</text:span><text:a xlink:type="simple" xlink:href="https://example.com" text:style-name="ListLabel_20_11" text:visited-style-name="ListLabel_20_11"><text:span text:style-name="T4">https://example.com</text:span></text:a><text:span text:style-name="T8">", "created": "ISO 8601"}<text:line-break/>]</text:span></text:p>
      <text:p text:style-name="P7"/>
      <text:p text:style-name="P6">Должна работать сортировка по заданному атрибуту, по возрастанию и убыванию.</text:p>
      <text:p text:style-name="P5"><text:span text:style-name="T9">curl -X GET </text:span><text:a xlink:type="simple" xlink:href="http://localhost:8000/posts?order=title" text:style-name="ListLabel_20_12" text:visited-style-name="ListLabel_20_12"><text:span text:style-name="T5">http://localhost:8000/posts?order=title</text:span></text:a></text:p>
      <text:p text:style-name="P7"/>
      <text:p text:style-name="P2">Так же клиент должен иметь возможность запросить подмножество данных, указав offset и limit. Пусть по-умолчанию API возвращает 5 постов.</text:p>
      <text:p text:style-name="P5"><text:span text:style-name="T9">curl -X GET http://localhost:8000/posts?offset=10&amp;limit=10</text:span></text:p>
      <text:p text:style-name="P7"/>
      <text:p text:style-name="Standard">Разумеется, клиент может указать и сортировку, и лимит одновременно.</text:p>
      <text:p text:style-name="Standard"/>
      <text:p text:style-name="P1">Подумайте о том, что должно произойти, если клиент передал несуществующий атрибут для сортировки. Или параметр limit слишком большой? А может быть вообще отрицательный? Что API сделает в таком случае?</text:p>
      <text:p text:style-name="Heading_20_2"><text:bookmark text:name="_im1fst66jcvg"/><text:soft-page-break/>Требования</text:p>
      <text:list xml:id="list3047125221" text:style-name="WWNum1">
        <text:list-item>
          <text:p text:style-name="P8">Инструкции по запуску приложения должны находится в README</text:p>
        </text:list-item>
        <text:list-item>
          <text:p text:style-name="P8">Ссылка на github репозиторий с решением</text:p>
        </text:list-item>
        <text:list-item>
          <text:p text:style-name="P8">Ссылка на развернутое приложение доступное публично</text:p>
        </text:list-item>
        <text:list-item>
          <text:p text:style-name="P8">Использовать docker</text:p>
        </text:list-item>
        <text:list-item>
          <text:p text:style-name="P8"><text:span text:style-name="T6">Код должен быть покрыт тестами. </text:span>Вы можете использовать любую библиотеку (unittest, nose, pytest)</text:p>
        </text:list-item>
        <text:list-item>
          <text:p text:style-name="P8">Время выполнения задания 4–6 часов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Inconsolata1" svg:font-family="Inconsolat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Consolas" fo:font-family="Consolas" style:font-family-generic="roman" style:font-pitch="variable" fo:font-size="10pt" style:text-underline-style="solid" style:text-underline-width="auto" style:text-underline-color="font-color" fo:background-color="#d9d9d9" style:font-name-asian="Consolas1" style:font-family-asian="Consolas" style:font-family-generic-asian="system" style:font-pitch-asian="variable" style:font-size-asian="10pt" style:font-name-complex="Consolas1" style:font-family-complex="Consolas" style:font-family-generic-complex="system" style:font-pitch-complex="variable" style:font-size-complex="10pt"/>
    </style:style>
    <style:style style:name="ListLabel_20_12" style:display-name="ListLabel 12" style:family="text">
      <style:text-properties fo:color="#1155cc" style:font-name="Consolas" fo:font-family="Consolas" style:font-family-generic="roman" style:font-pitch="variable" style:text-underline-style="solid" style:text-underline-width="auto" style:text-underline-color="font-color" fo:background-color="#d9d9d9" style:font-name-asian="Consolas1" style:font-family-asian="Consolas" style:font-family-generic-asian="system" style:font-pitch-asian="variable" style:font-name-complex="Consolas1" style:font-family-complex="Consola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338" meta:character-count="2467" meta:non-whitespace-character-count="2151"/>
    <meta:generator>LibreOfficeDev/6.0.5.2$Linux_X86_64 LibreOffice_project/</meta:generator>
  </office:meta>
</office:document-meta>
</file>